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>
            <text:p>Vitesse du véhicule en km/h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Distance parcourue pendant le temps de réaction (2s) en m</text:p>
          </table:table-cell>
          <table:table-cell table:number-columns-repeated="15"/>
        </table:table-row>
        <table:table-row table:style-name="ro1">
          <table:table-cell office:value-type="string">
            <text:p>Distance de freinage sur route sèche en m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3.6">
            <text:p>3,6</text:p>
          </table:table-cell>
          <table:table-cell office:value-type="float" office:value="6.9">
            <text:p>6,9</text:p>
          </table:table-cell>
          <table:table-cell office:value-type="float" office:value="10.3">
            <text:p>10,3</text:p>
          </table:table-cell>
          <table:table-cell office:value-type="float" office:value="16.1">
            <text:p>16,1</text:p>
          </table:table-cell>
          <table:table-cell office:value-type="float" office:value="23.2">
            <text:p>23,2</text:p>
          </table:table-cell>
          <table:table-cell office:value-type="float" office:value="31.4">
            <text:p>31,4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64.6">
            <text:p>64,6</text:p>
          </table:table-cell>
          <table:table-cell office:value-type="float" office:value="78.1">
            <text:p>78,1</text:p>
          </table:table-cell>
          <table:table-cell office:value-type="float" office:value="93">
            <text:p>93</text:p>
          </table:table-cell>
          <table:table-cell office:value-type="float" office:value="108.5">
            <text:p>108,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Distance de freinage sur route mouillée en m</text:p>
          </table:table-cell>
          <table:table-cell table:number-columns-repeated="15"/>
        </table:table-row>
        <table:table-row table:style-name="ro1">
          <table:table-cell office:value-type="string">
            <text:p>Distance d'arrêt sur route sèche en m</text:p>
          </table:table-cell>
          <table:table-cell table:number-columns-repeated="15"/>
        </table:table-row>
        <table:table-row table:style-name="ro1">
          <table:table-cell office:value-type="string">
            <text:p>Distance d'arrêt sur route mouillée en m</text:p>
          </table:table-cell>
          <table:table-cell table:number-columns-repeated="15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2">12/05/2008</text:date>, <text:time>17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Raoul Bourdon</meta:initial-creator>
    <meta:creation-date>2008-05-12T17:05:19</meta:creation-date>
    <dc:creator>Raoul Bourdon</dc:creator>
    <dc:date>2008-05-12T17:11:14</dc:date>
    <meta:editing-cycles>1</meta:editing-cycles>
    <meta:editing-duration>PT5M55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